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How do you display addresses in HTML?</text:p>
      <text:p text:style-name="Text_20_body">The contact address element is used to represent contact information for a section on a web page. The <text:span text:style-name="Source_20_Text">address</text:span> element is versatile and can be used for business pages, author pages, personal sites, and more.</text:p>
      <text:p text:style-name="Text_20_body">When it comes to building out your website's contact sections, you should use the semantic <text:span text:style-name="Source_20_Text">address</text:span> element over a generic element like a <text:span text:style-name="Source_20_Text">div</text:span>.</text:p>
      <text:p text:style-name="Text_20_body">Here is an example of using the <text:span text:style-name="Source_20_Text">address</text:span> element for a company contact page:</text:p>
      <text:p text:style-name="Preformatted_20_Text"><text:span text:style-name="Source_20_Text">&lt;address&gt;</text:span></text:p>
      <text:p text:style-name="Preformatted_20_Text"><text:span text:style-name="Source_20_Text"><text:s text:c="2"/>&lt;h2&gt;Company Name&lt;/h2&gt;</text:span></text:p>
      <text:p text:style-name="Preformatted_20_Text"><text:span text:style-name="Source_20_Text"><text:s text:c="2"/>&lt;p&gt;</text:span></text:p>
      <text:p text:style-name="Preformatted_20_Text"><text:span text:style-name="Source_20_Text"><text:s text:c="4"/>1234 Elm Street&lt;br /&gt;</text:span></text:p>
      <text:p text:style-name="Preformatted_20_Text"><text:span text:style-name="Source_20_Text"><text:s text:c="4"/>Springfield, IL 62701&lt;br /&gt;</text:span></text:p>
      <text:p text:style-name="Preformatted_20_Text"><text:span text:style-name="Source_20_Text"><text:s text:c="4"/>United States</text:span></text:p>
      <text:p text:style-name="Preformatted_20_Text"><text:span text:style-name="Source_20_Text"><text:s text:c="2"/>&lt;/p&gt;</text:span></text:p>
      <text:p text:style-name="Preformatted_20_Text"><text:span text:style-name="Source_20_Text"><text:s text:c="2"/>&lt;p&gt;Phone: &lt;a href="tel:+15555555555"&gt;+1 (555) 555-5555&lt;/a&gt;&lt;/p&gt;</text:span></text:p>
      <text:p text:style-name="Preformatted_20_Text"><text:span text:style-name="Source_20_Text"><text:s text:c="2"/>&lt;p&gt;Email: &lt;a href="mailto:contact@company.com"&gt;contact@company.com&lt;/a&gt;&lt;/p&gt;</text:span></text:p>
      <text:p text:style-name="P1"><text:span text:style-name="Source_20_Text">&lt;/address&gt;</text:span></text:p>
      <text:p text:style-name="Text_20_body">In this example, there is the company name, physical address, phone, and email information. For the physical address, the line break element, <text:span text:style-name="Source_20_Text">br</text:span>, is used to show the division between the street name, city, and country.</text:p>
      <text:p text:style-name="Text_20_body">For the phone number, we have an anchor element with the <text:span text:style-name="Source_20_Text">href</text:span> value set for telephone numbers. The <text:span text:style-name="Source_20_Text">tel:+</text:span> value inside the <text:span text:style-name="Source_20_Text">href</text:span> attribute creates a clickable link to initiate a phone call on certain devices that support that.</text:p>
      <text:p text:style-name="Text_20_body">For the email address, another anchor element is used with the <text:span text:style-name="Source_20_Text">href</text:span> value set to a <text:span text:style-name="Source_20_Text">mailto</text:span> link. <text:span text:style-name="Source_20_Text">mailto</text:span> links are used in HTML documents to allow users to open a new email within their preferred email client.</text:p>
      <text:p text:style-name="Text_20_body">One of the downsides of using a <text:span text:style-name="Source_20_Text">mailto</text:span> link is that users often perceive it as spam. Unfortunately, a lot of spammers will use this option to send emails to users. So just keep that in mind when you're using it.</text:p>
      <text:p text:style-name="Text_20_body"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bg" fo:country="BG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bg" fo:country="BG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3-17T15:02:19.985000000</meta:creation-date>
    <dc:date>2025-03-17T15:02:35.839000000</dc:date>
    <meta:editing-duration>PT16S</meta:editing-duration>
    <meta:editing-cycles>1</meta:editing-cycles>
    <meta:document-statistic meta:table-count="0" meta:image-count="0" meta:object-count="0" meta:page-count="1" meta:paragraph-count="19" meta:word-count="258" meta:character-count="1586" meta:non-whitespace-character-count="1323"/>
    <meta:generator>LibreOffice/7.3.4.2$Windows_X86_64 LibreOffice_project/728fec16bd5f605073805c3c9e7c4212a0120dc5</meta:generator>
  </office:meta>
</office:document-meta>
</file>